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draw:fill="solid" draw:fill-color="#aecf00" draw:textarea-horizontal-align="center" draw:textarea-vertical-align="middle" draw:auto-grow-height="false" fo:padding-left="0.508cm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svg:stroke-color="#000000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_20__28_var_29_" svg:stroke-width="0.051cm" svg:stroke-color="#000000" draw:marker-start="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376cm" draw:marker-end-width="0.376cm" draw:fill="solid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gr7" style:family="graphic" style:parent-style-name="standard">
      <style:graphic-properties draw:stroke="solid" draw:stroke-dash="Ultrafine_20_Dashed" draw:fill="solid" draw:fill-color="#ff950e" draw:textarea-horizontal-align="left" draw:textarea-vertical-align="middle" draw:auto-grow-height="false" fo:padding-left="0.508cm"/>
    </style:style>
    <style:style style:name="gr8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0" style:family="graphic">
      <style:graphic-properties draw:stroke="solid" draw:stroke-dash="Ultrafine_20_Dashed" draw:fill="solid" draw:fill-color="#ff950e" draw:textarea-horizontal-align="left" draw:textarea-vertical-align="middle" draw:auto-grow-height="false" fo:padding-left="0.508cm"/>
    </style:style>
    <style:style style:name="gr11" style:family="graphic">
      <style:graphic-properties draw:fill="solid" draw:fill-color="#94bd5e" draw:textarea-horizontal-align="justify" draw:textarea-vertical-align="middle" draw:auto-grow-height="false"/>
    </style:style>
    <style:style style:name="gr12" style:family="graphic">
      <style:graphic-properties draw:fill="solid" draw:fill-color="#ffff66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solid" draw:stroke-dash="Ultrafine_20_Dashed" draw:fill="solid" draw:fill-color="#ffd320" draw:textarea-horizontal-align="center" draw:textarea-vertical-align="middle" draw:auto-grow-height="false" fo:padding-left="0.5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style:style style:name="T3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6.35cm" svg:height="3.81cm" svg:x="21.32cm" svg:y="4.175cm">
          <text:p text:style-name="P1"><text:span text:style-name="T1">Self-Service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4.445cm" svg:height="1.905cm" svg:x="1.635cm" svg:y="2.27cm">
          <text:p text:style-name="P1"><text:span text:style-name="T2">Application</text:span><text:span text:style-name="T2"><text:line-break/></text:span><text:span text:style-name="T2">A1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xml:id="id8" draw:id="id8" draw:layer="layout" svg:width="4.445cm" svg:height="1.905cm" svg:x="1.636cm" svg:y="4.81cm">
          <text:p text:style-name="P1"><text:span text:style-name="T2">Application</text:span><text:span text:style-name="T2"><text:line-break/></text:span><text:span text:style-name="T2">A2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xml:id="id6" draw:id="id6" draw:layer="layout" svg:width="4.445cm" svg:height="1.905cm" svg:x="1.637cm" svg:y="7.35cm">
          <text:p text:style-name="P1"><text:span text:style-name="T2">Application</text:span><text:span text:style-name="T2"><text:line-break/></text:span><text:span text:style-name="T2">A3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draw:type="curve" svg:x1="8.621cm" svg:y1="3.54cm" svg:x2="6.08cm" svg:y2="3.223cm" draw:start-shape="id1" draw:start-glue-point="3" draw:end-shape="id2" draw:end-glue-point="7" svg:d="m8621 3540c-1906 0-636-317-2541-317" svg:viewBox="0 0 2542 318">
          <text:p/>
        </draw:connector>
        <draw:connector draw:style-name="gr3" draw:text-style-name="P1" draw:layer="layout" draw:type="curve" svg:x1="16.24cm" svg:y1="6.08cm" svg:x2="16.875cm" svg:y2="6.08cm" draw:start-shape="id3" draw:start-glue-point="1" draw:end-shape="id4" draw:end-glue-point="6" svg:d="m16240 6080h635" svg:viewBox="0 0 636 1">
          <text:p/>
        </draw:connector>
        <draw:connector draw:style-name="gr3" draw:text-style-name="P1" draw:layer="layout" draw:type="curve" svg:x1="8.62cm" svg:y1="8.62cm" svg:x2="6.082cm" svg:y2="8.303cm" draw:start-shape="id5" draw:end-shape="id6" draw:end-glue-point="7" svg:d="m8620 8620c-1903 0-635-317-2538-317" svg:viewBox="0 0 2539 318">
          <text:p/>
        </draw:connector>
        <draw:connector draw:style-name="gr4" draw:text-style-name="P1" draw:layer="layout" draw:type="curve" svg:x1="21.32cm" svg:y1="6.08cm" svg:x2="18.145cm" svg:y2="6.08cm" draw:start-shape="id7" draw:start-glue-point="3" draw:end-shape="id4" draw:end-glue-point="10" svg:d="m21320 6080h-3175" svg:viewBox="0 0 3176 1">
          <text:p/>
        </draw:connector>
        <draw:custom-shape draw:style-name="gr5" draw:text-style-name="P1" xml:id="id4" draw:id="id4" draw:layer="layout" svg:width="1.27cm" svg:height="1.27cm" svg:x="16.875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5.08cm" svg:height="2.639cm" svg:x="15.605cm" svg:y="2.27cm">
          <draw:text-box>
            <text:p text:style-name="P1"><text:span text:style-name="T3">Provisioning</text:span><text:span text:style-name="T3"><text:line-break/></text:span><text:span text:style-name="T3">System</text:span></text:p>
            <text:p text:style-name="P1"><text:span text:style-name="T3">Interface</text:span></text:p>
          </draw:text-box>
        </draw:frame>
        <draw:custom-shape draw:style-name="gr7" draw:text-style-name="P2" xml:id="id3" draw:id="id3" draw:layer="layout" svg:width="6.35cm" svg:height="5.08cm" svg:x="9.89cm" svg:y="3.54cm">
          <text:p text:style-name="P1"><text:span text:style-name="T1">Identity</text:span></text:p>
          <text:p text:style-name="P1"><text:span text:style-name="T1">Provisioning</text:span></text:p>
          <text:p text:style-name="P1"><text:span text:style-name="T1">System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8.621cm" svg:y1="3.54cm" svg:x2="6.081cm" svg:y2="5.763cm" draw:start-shape="id1" draw:start-glue-point="3" draw:end-shape="id8" draw:end-glue-point="7" svg:d="m8621 3540c-1905 0-635 2223-2540 2223" svg:viewBox="0 0 2541 2224">
          <text:p/>
        </draw:connector>
        <draw:custom-shape draw:style-name="gr8" draw:text-style-name="P1" xml:id="id5" draw:id="id5" draw:layer="layout" svg:width="3.175cm" svg:height="1.27cm" svg:x="8.62cm" svg:y="7.985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8" draw:text-style-name="P1" xml:id="id1" draw:id="id1" draw:layer="layout" svg:width="3.175cm" svg:height="1.27cm" svg:x="8.621cm" svg:y="2.905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445cm" svg:height="1.905cm" svg:x="13.065cm" svg:y="7.985cm">
          <text:p text:style-name="P1"><text:span text:style-name="T4">Work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onnector draw:style-name="gr3" draw:text-style-name="P1" draw:layer="layout" draw:type="curve" svg:x1="17.51cm" svg:y1="3.54cm" svg:x2="19.78cm" svg:y2="6.715cm" draw:start-shape="id9" draw:end-shape="id10" svg:d="m17510 3540c1702 0 568 3175 2270 3175" svg:viewBox="0 0 2271 3176">
          <text:p/>
        </draw:connector>
        <draw:custom-shape draw:style-name="gr7" draw:text-style-name="P2" draw:layer="layout" svg:width="6.35cm" svg:height="5.08cm" svg:x="9.62cm" svg:y="3.54cm">
          <text:p text:style-name="P1"><text:span text:style-name="T1">Identity</text:span></text:p>
          <text:p text:style-name="P1"><text:span text:style-name="T1">Provisioning</text:span></text:p>
          <text:p text:style-name="P1"><text:span text:style-name="T1">System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6.35cm" svg:height="5.08cm" svg:x="19.78cm" svg:y="4.175cm">
          <text:p text:style-name="P1"><text:span text:style-name="T1">Application</text:span><text:span text:style-name="T1"><text:line-break/></text:span><text:span text:style-name="T1">A4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6.35cm" svg:height="1.905cm" svg:x="21.685cm" svg:y="3.54cm">
          <text:p text:style-name="P1"><text:span text:style-name="T1">Self-Service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2" draw:id="id12" draw:layer="layout" svg:width="4.445cm" svg:height="1.905cm" svg:x="1.635cm" svg:y="2.27cm">
          <text:p text:style-name="P1"><text:span text:style-name="T2">Application</text:span><text:span text:style-name="T2"><text:line-break/></text:span><text:span text:style-name="T2">A1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xml:id="id15" draw:id="id15" draw:layer="layout" svg:width="4.445cm" svg:height="1.905cm" svg:x="1.636cm" svg:y="4.81cm">
          <text:p text:style-name="P1"><text:span text:style-name="T2">Application</text:span><text:span text:style-name="T2"><text:line-break/></text:span><text:span text:style-name="T2">A2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xml:id="id14" draw:id="id14" draw:layer="layout" svg:width="4.445cm" svg:height="1.905cm" svg:x="1.637cm" svg:y="7.35cm">
          <text:p text:style-name="P1"><text:span text:style-name="T2">Application</text:span><text:span text:style-name="T2"><text:line-break/></text:span><text:span text:style-name="T2">A3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draw:type="curve" svg:x1="8.621cm" svg:y1="3.54cm" svg:x2="6.08cm" svg:y2="3.223cm" draw:start-shape="id11" draw:start-glue-point="3" draw:end-shape="id12" draw:end-glue-point="7" svg:d="m8621 3540c-1906 0-636-317-2541-317" svg:viewBox="0 0 2542 318">
          <text:p/>
        </draw:connector>
        <draw:connector draw:style-name="gr3" draw:text-style-name="P1" draw:layer="layout" draw:type="curve" svg:x1="8.62cm" svg:y1="8.62cm" svg:x2="6.082cm" svg:y2="8.303cm" draw:start-shape="id13" draw:end-shape="id14" draw:end-glue-point="7" svg:d="m8620 8620c-1903 0-635-317-2538-317" svg:viewBox="0 0 2539 318">
          <text:p/>
        </draw:connector>
        <draw:connector draw:style-name="gr3" draw:text-style-name="P1" draw:layer="layout" draw:type="curve" svg:x1="8.621cm" svg:y1="3.54cm" svg:x2="6.081cm" svg:y2="5.763cm" draw:start-shape="id11" draw:start-glue-point="3" draw:end-shape="id15" draw:end-glue-point="7" svg:d="m8621 3540c-1905 0-635 2223-2540 2223" svg:viewBox="0 0 2541 2224">
          <text:p/>
        </draw:connector>
        <draw:custom-shape draw:style-name="gr8" draw:text-style-name="P1" xml:id="id13" draw:id="id13" draw:layer="layout" svg:width="3.175cm" svg:height="1.27cm" svg:x="8.62cm" svg:y="7.985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8" draw:text-style-name="P1" xml:id="id11" draw:id="id11" draw:layer="layout" svg:width="3.175cm" svg:height="1.27cm" svg:x="8.621cm" svg:y="2.905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layout" svg:width="3.175cm" svg:height="1.27cm" svg:x="14.335cm" svg:y="2.905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445cm" svg:height="1.905cm" svg:x="13.066cm" svg:y="7.986cm">
          <text:p text:style-name="P1"><text:span text:style-name="T4">Work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onnector draw:style-name="gr3" draw:text-style-name="P1" draw:layer="layout" draw:type="curve" svg:x1="17.51cm" svg:y1="3.54cm" svg:x2="19.78cm" svg:y2="6.715cm" draw:start-shape="id16" draw:end-shape="id17" svg:d="m17510 3540c1702 0 568 3175 2270 3175" svg:viewBox="0 0 2271 3176">
          <text:p/>
        </draw:connector>
        <draw:custom-shape draw:style-name="gr7" draw:text-style-name="P2" draw:layer="layout" svg:width="6.35cm" svg:height="5.08cm" svg:x="9.62cm" svg:y="3.54cm">
          <text:p text:style-name="P1"><text:span text:style-name="T1">Identity</text:span></text:p>
          <text:p text:style-name="P1"><text:span text:style-name="T1">Provisioning</text:span></text:p>
          <text:p text:style-name="P1"><text:span text:style-name="T1">System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7" draw:id="id17" draw:layer="layout" svg:width="6.35cm" svg:height="5.08cm" svg:x="19.78cm" svg:y="4.175cm">
          <text:p text:style-name="P1"><text:span text:style-name="T1">Application</text:span><text:span text:style-name="T1"><text:line-break/></text:span><text:span text:style-name="T1">A4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6.35cm" svg:height="1.905cm" svg:x="21.685cm" svg:y="3.54cm">
          <text:p text:style-name="P1"><text:span text:style-name="T1">Self-Service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9" draw:id="id19" draw:layer="layout" svg:width="4.445cm" svg:height="1.905cm" svg:x="1.635cm" svg:y="2.27cm">
          <text:p text:style-name="P1"><text:span text:style-name="T2">Application</text:span><text:span text:style-name="T2"><text:line-break/></text:span><text:span text:style-name="T2">A1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xml:id="id22" draw:id="id22" draw:layer="layout" svg:width="4.445cm" svg:height="1.905cm" svg:x="1.636cm" svg:y="4.81cm">
          <text:p text:style-name="P1"><text:span text:style-name="T2">Application</text:span><text:span text:style-name="T2"><text:line-break/></text:span><text:span text:style-name="T2">A2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xml:id="id21" draw:id="id21" draw:layer="layout" svg:width="4.445cm" svg:height="1.905cm" svg:x="1.637cm" svg:y="7.35cm">
          <text:p text:style-name="P1"><text:span text:style-name="T2">Application</text:span><text:span text:style-name="T2"><text:line-break/></text:span><text:span text:style-name="T2">A3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draw:type="curve" svg:x1="8.621cm" svg:y1="3.54cm" svg:x2="6.08cm" svg:y2="3.223cm" draw:start-shape="id18" draw:start-glue-point="3" draw:end-shape="id19" draw:end-glue-point="7" svg:d="m8621 3540c-1906 0-636-317-2541-317" svg:viewBox="0 0 2542 318">
          <text:p/>
        </draw:connector>
        <draw:connector draw:style-name="gr3" draw:text-style-name="P1" draw:layer="layout" draw:type="curve" svg:x1="8.62cm" svg:y1="8.62cm" svg:x2="6.082cm" svg:y2="8.303cm" draw:start-shape="id20" draw:end-shape="id21" draw:end-glue-point="7" svg:d="m8620 8620c-1903 0-635-317-2538-317" svg:viewBox="0 0 2539 318">
          <text:p/>
        </draw:connector>
        <draw:connector draw:style-name="gr3" draw:text-style-name="P1" draw:layer="layout" draw:type="curve" svg:x1="8.621cm" svg:y1="3.54cm" svg:x2="6.081cm" svg:y2="5.763cm" draw:start-shape="id18" draw:start-glue-point="3" draw:end-shape="id22" draw:end-glue-point="7" svg:d="m8621 3540c-1905 0-635 2223-2540 2223" svg:viewBox="0 0 2541 2224">
          <text:p/>
        </draw:connector>
        <draw:custom-shape draw:style-name="gr8" draw:text-style-name="P3" xml:id="id20" draw:id="id20" draw:layer="layout" svg:width="3.175cm" svg:height="1.27cm" svg:x="8.62cm" svg:y="7.985cm">
          <text:p text:style-name="P1"><text:span text:style-name="T2">connecto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8" draw:id="id18" draw:layer="layout" svg:width="3.175cm" svg:height="1.27cm" svg:x="8.621cm" svg:y="2.905cm">
          <text:p text:style-name="P1"><text:span text:style-name="T2">connecto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6" draw:id="id16" draw:layer="layout" svg:width="3.175cm" svg:height="1.27cm" svg:x="14.335cm" svg:y="2.905cm">
          <text:p text:style-name="P1"><text:span text:style-name="T2">conne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905cm" svg:x="21.685cm" svg:y="7.985cm">
          <text:p text:style-name="P1"><text:span text:style-name="T1">Workflow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onnector draw:style-name="gr3" draw:text-style-name="P1" draw:layer="layout" draw:type="curve" svg:x1="11.16cm" svg:y1="2.905cm" svg:x2="13.065cm" svg:y2="5.128cm" draw:start-shape="id23" draw:end-shape="id24" draw:end-glue-point="6" svg:d="m11160 2905c1428 0 476 2223 1905 2223" svg:viewBox="0 0 1906 2224">
          <text:p/>
        </draw:connector>
        <draw:custom-shape draw:style-name="gr10" draw:text-style-name="P2" draw:layer="Layout" svg:width="6.35cm" svg:height="5.08cm" svg:x="3.27cm" svg:y="2.905cm">
          <text:p text:style-name="P6"><text:span text:style-name="T1">Identity</text:span></text:p>
          <text:p text:style-name="P6"><text:span text:style-name="T1">Provisioning</text:span></text:p>
          <text:p text:style-name="P6"><text:span text:style-name="T1">System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26" draw:id="id26" draw:layer="Layout" svg:width="4.445cm" svg:height="1.905cm" svg:x="7.985cm" svg:y="11.16cm">
          <text:p text:style-name="P3"><text:span text:style-name="T2">Application</text:span><text:span text:style-name="T2"><text:line-break/></text:span><text:span text:style-name="T2">A1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3" xml:id="id29" draw:id="id29" draw:layer="Layout" svg:width="4.445cm" svg:height="1.905cm" svg:x="13.065cm" svg:y="11.16cm">
          <text:p text:style-name="P3"><text:span text:style-name="T2">Application</text:span><text:span text:style-name="T2"><text:line-break/></text:span><text:span text:style-name="T2">A2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3" xml:id="id28" draw:id="id28" draw:layer="Layout" svg:width="4.445cm" svg:height="1.905cm" svg:x="1.635cm" svg:y="11.16cm">
          <text:p text:style-name="P3"><text:span text:style-name="T2">Application</text:span><text:span text:style-name="T2"><text:line-break/></text:span><text:span text:style-name="T2">HR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draw:type="curve" svg:x1="8.937cm" svg:y1="8.62cm" svg:x2="10.207cm" svg:y2="11.16cm" draw:start-shape="id25" draw:start-glue-point="2" draw:end-shape="id26" svg:d="m8937 8620c0 1905 1270 635 1270 2540" svg:viewBox="0 0 1271 2541">
          <text:p/>
        </draw:connector>
        <draw:connector draw:style-name="gr3" draw:text-style-name="P1" draw:layer="layout" draw:type="curve" svg:x1="3.857cm" svg:y1="8.62cm" svg:x2="3.858cm" svg:y2="11.16cm" draw:start-shape="id27" draw:end-shape="id28" draw:end-glue-point="4" svg:d="m3857 8620c0 1905 1 635 1 2540" svg:viewBox="0 0 2 2541">
          <text:p/>
        </draw:connector>
        <draw:connector draw:style-name="gr3" draw:text-style-name="P1" draw:layer="layout" draw:type="curve" svg:x1="8.937cm" svg:y1="8.62cm" svg:x2="15.288cm" svg:y2="11.16cm" draw:start-shape="id25" draw:start-glue-point="2" draw:end-shape="id29" draw:end-glue-point="4" svg:d="m8937 8620c0 1905 6351 635 6351 2540" svg:viewBox="0 0 6352 2541">
          <text:p/>
        </draw:connector>
        <draw:custom-shape draw:style-name="gr12" draw:text-style-name="P3" xml:id="id27" draw:id="id27" draw:layer="Layout" svg:width="3.175cm" svg:height="1.27cm" svg:x="2.27cm" svg:y="7.35cm">
          <text:p text:style-name="P3"><text:span text:style-name="T2">connector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25" draw:id="id25" draw:layer="Layout" svg:width="3.175cm" svg:height="1.27cm" svg:x="7.35cm" svg:y="7.35cm">
          <text:p text:style-name="P3"><text:span text:style-name="T2">connector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23" draw:id="id23" draw:layer="Layout" svg:width="3.175cm" svg:height="1.27cm" svg:x="7.985cm" svg:y="2.27cm">
          <text:p text:style-name="P3"><text:span text:style-name="T2">connec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xml:id="id24" draw:id="id24" draw:layer="layout" svg:width="3.175cm" svg:height="4.445cm" svg:x="13.065cm" svg:y="2.905cm">
          <text:p text:style-name="P1">LDAP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30" draw:id="id30" draw:layer="layout" svg:width="3.175cm" svg:height="4.445cm" svg:x="13.7cm" svg:y="4.175cm">
          <text:p text:style-name="P2"><text:span text:style-name="T1">LDAP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draw:type="curve" svg:x1="15.288cm" svg:y1="8.62cm" svg:x2="15.288cm" svg:y2="11.16cm" draw:start-shape="id30" draw:start-glue-point="7" draw:end-shape="id29" draw:end-glue-point="4" svg:d="m15288 8620v2540" svg:viewBox="0 0 1 2541">
          <text:p/>
        </draw:connector>
        <draw:custom-shape draw:style-name="gr2" draw:text-style-name="P3" xml:id="id31" draw:id="id31" draw:layer="layout" svg:width="4.445cm" svg:height="1.905cm" svg:x="18.145cm" svg:y="11.16cm">
          <text:p text:style-name="P3"><text:span text:style-name="T2">Application</text:span><text:span text:style-name="T2"><text:line-break/></text:span><text:span text:style-name="T2">A3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draw:type="curve" svg:x1="15.288cm" svg:y1="8.62cm" svg:x2="20.368cm" svg:y2="11.16cm" draw:start-shape="id30" draw:start-glue-point="7" draw:end-shape="id31" draw:end-glue-point="4" svg:d="m15288 8620c0 1905 5080 635 5080 2540" svg:viewBox="0 0 5081 2541">
          <text:p/>
        </draw:connector>
        <draw:custom-shape draw:style-name="gr14" draw:text-style-name="P2" xml:id="id32" draw:id="id32" draw:layer="layout" svg:width="6.35cm" svg:height="5.08cm" svg:x="19.415cm" svg:y="3.54cm">
          <text:p text:style-name="P6"><text:span text:style-name="T1">Access</text:span><text:span text:style-name="T1"><text:line-break/></text:span><text:span text:style-name="T1">Managemen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6.875cm" svg:y1="6.398cm" svg:x2="19.415cm" svg:y2="6.08cm" draw:start-shape="id30" draw:start-glue-point="8" draw:end-shape="id32" draw:end-glue-point="3" svg:d="m16875 6398c1905 0 635-318 2540-318" svg:viewBox="0 0 2541 319">
          <text:p/>
        </draw:connector>
        <draw:custom-shape draw:style-name="gr2" draw:text-style-name="P3" xml:id="id33" draw:id="id33" draw:layer="layout" svg:width="4.445cm" svg:height="1.905cm" svg:x="23.225cm" svg:y="11.16cm">
          <text:p text:style-name="P3"><text:span text:style-name="T2">Application</text:span><text:span text:style-name="T2"><text:line-break/></text:span><text:span text:style-name="T2">A4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draw:type="curve" svg:x1="25.448cm" svg:y1="11.16cm" svg:x2="22.59cm" svg:y2="8.62cm" draw:start-shape="id33" draw:start-glue-point="4" draw:end-shape="id32" draw:end-glue-point="2" svg:d="m25448 11160c0-1905-2858-635-2858-2540" svg:viewBox="0 0 2859 2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1-07-14T10:59:41</meta:creation-date>
    <dc:date>2014-03-05T12:23:19.324266526</dc:date>
    <dc:creator>Radovan Semancik</dc:creator>
    <meta:editing-duration>PT4H9M49S</meta:editing-duration>
    <meta:editing-cycles>38</meta:editing-cycles>
    <meta:generator>LibreOffice/4.1.3.2$Linux_X86_64 LibreOffice_project/410m0$Build-2</meta:generator>
    <meta:document-statistic meta:object-count="63"/>
  </office:meta>
</office:document-meta>
</file>